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48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5.532cm"/>
    </style:style>
    <style:style style:name="co6" style:family="table-column">
      <style:table-column-properties fo:break-before="auto" style:column-width="3.671cm"/>
    </style:style>
    <style:style style:name="co7" style:family="table-column">
      <style:table-column-properties fo:break-before="auto" style:column-width="6.893cm"/>
    </style:style>
    <style:style style:name="co8" style:family="table-column">
      <style:table-column-properties fo:break-before="auto" style:column-width="7.461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4.791cm" fo:break-before="auto" style:use-optimal-row-height="true"/>
    </style:style>
    <style:style style:name="ro12" style:family="table-row">
      <style:table-row-properties style:row-height="5.186cm" fo:break-before="auto" style:use-optimal-row-height="true"/>
    </style:style>
    <style:style style:name="ro13" style:family="table-row">
      <style:table-row-properties style:row-height="5.581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9" style:family="table-cell" style:parent-style-name="Default">
      <style:table-cell-properties fo:border-bottom="0.06pt solid #000000" fo:wrap-option="wrap" fo:border-left="none" fo:border-right="none" fo:border-top="0.06pt solid #000000" style:vertical-align="middle"/>
    </style:style>
    <style:style style:name="ce1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middl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LA Ap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8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2" table:default-cell-style-name="Default"/>
        <table:table-column table:style-name="co2" table:number-columns-repeated="1015" table:default-cell-style-name="ce12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Scenerio </text:p>
            <text:p>ID </text:p>
          </table:table-cell>
          <table:table-cell table:style-name="ce1" office:value-type="string" calcext:value-type="string">
            <text:p><text:s/>Scenerio Description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ription</text:p>
          </table:table-cell>
          <table:table-cell table:style-name="ce1" office:value-type="string" calcext:value-type="string">
            <text:p>Positive/Negative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C_01</text:p>
          </table:table-cell>
          <table:table-cell office:value-type="string" calcext:value-type="string">
            <text:p>Verify that Login Functionality of </text:p>
            <text:p>OLA Application</text:p>
          </table:table-cell>
          <table:table-cell office:value-type="string" calcext:value-type="string">
            <text:p>TC_01</text:p>
          </table:table-cell>
          <table:table-cell office:value-type="string" calcext:value-type="string">
            <text:p>To check that the App installation is successfully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Playstore app</text:span></text:p>
            <text:p>2.Search Ola App</text:p>
            <text:p><text:span text:style-name="T1">3. Click on Install button</text:span></text:p>
            <text:p><text:span text:style-name="T1">4. Once installed on Open to Launch App</text:span></text:p>
          </table:table-cell>
          <table:table-cell office:value-type="string" calcext:value-type="string">
            <text:p>The App should be Install without Issue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_02</text:p>
          </table:table-cell>
          <table:table-cell table:style-name="ce7" office:value-type="string" calcext:value-type="string">
            <text:p>To check that  user is log in </text:p>
            <text:p>With Valid Mob. No. 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Playstore app</text:span></text:p>
            <text:p>2.Search Ola App</text:p>
            <text:p><text:span text:style-name="T1">3. Click on Install button</text:span></text:p>
            <text:p><text:span text:style-name="T1">4. Once installed on Open to Launch App</text:span></text:p>
            <text:p><text:span text:style-name="T1">5. Open Login Page</text:span></text:p>
            <text:p><text:span text:style-name="T1">6. Enter Mob. No. In Field</text:span></text:p>
          </table:table-cell>
          <table:table-cell office:value-type="string" calcext:value-type="string">
            <text:p>User should be accepet Numeric Only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 calcext:value-type="string">
            <text:p>TC_03</text:p>
          </table:table-cell>
          <table:table-cell office:value-type="string" calcext:value-type="string">
            <text:p>To check that <text:s/>user can click Continue Button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</table:table-cell>
          <table:table-cell office:value-type="string" calcext:value-type="string">
            <text:p>Continue Buttion Should be working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C_04</text:p>
          </table:table-cell>
          <table:table-cell office:value-type="string" calcext:value-type="string">
            <text:p>To check that OTP is generated &amp; Delivered Successfully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</table:table-cell>
          <table:table-cell table:style-name="ce8" office:value-type="string" calcext:value-type="string">
            <text:p>The Otp should delivered to SMS and Auto Fille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C_05</text:p>
          </table:table-cell>
          <table:table-cell office:value-type="string" calcext:value-type="string">
            <text:p>To check that OTP is correct Forma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</table:table-cell>
          <table:table-cell office:value-type="string" calcext:value-type="string">
            <text:p>The Otp should valid format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TC_06</text:p>
          </table:table-cell>
          <table:table-cell office:value-type="string" calcext:value-type="string">
            <text:p>To check that OTP expries after specified tim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</table:table-cell>
          <table:table-cell office:value-type="string" calcext:value-type="string">
            <text:p>reject otp &amp; user should request a new on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TC_07</text:p>
          </table:table-cell>
          <table:table-cell office:value-type="string" calcext:value-type="string">
            <text:p>To check that correct OTP is accepte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</table:table-cell>
          <table:table-cell office:value-type="string" calcext:value-type="string">
            <text:p>OTP Should be accepted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C_02</text:p>
          </table:table-cell>
          <table:table-cell office:value-type="string" calcext:value-type="string">
            <text:p>Verify that Registration Functionality of </text:p>
            <text:p>OLA Application</text:p>
          </table:table-cell>
          <table:table-cell office:value-type="string" calcext:value-type="string">
            <text:p>TC_08</text:p>
          </table:table-cell>
          <table:table-cell office:value-type="string" calcext:value-type="string">
            <text:p>To check that registration page is open.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</table:table-cell>
          <table:table-cell office:value-type="string" calcext:value-type="string">
            <text:p>Registration Page should be open properly </text:p>
          </table:table-cell>
          <table:table-cell table:number-columns-repeated="1016"/>
        </table:table-row>
        <table:table-row table:style-name="ro6">
          <table:table-cell table:style-name="ce3"/>
          <table:table-cell/>
          <table:table-cell table:style-name="ce5"/>
          <table:table-cell office:value-type="string" calcext:value-type="string">
            <text:p>TC_09</text:p>
          </table:table-cell>
          <table:table-cell office:value-type="string" calcext:value-type="string">
            <text:p>To check that <text:s/>Language icon is visible in registration form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Click on Language icon</text:span></text:p>
          </table:table-cell>
          <table:table-cell office:value-type="string" calcext:value-type="string">
            <text:p>Language Icon should be visible &amp; accessible’</text:p>
          </table:table-cell>
          <table:table-cell/>
          <table:table-cell table:style-name="Default" table:number-columns-repeated="1015"/>
        </table:table-row>
        <table:table-row table:style-name="ro6">
          <table:table-cell table:style-name="ce3"/>
          <table:table-cell/>
          <table:table-cell table:style-name="ce5"/>
          <table:table-cell office:value-type="string" calcext:value-type="string">
            <text:p>TC_10</text:p>
          </table:table-cell>
          <table:table-cell office:value-type="string" calcext:value-type="string">
            <text:p>To check that <text:s/>Language icon is functional &amp; respons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Click on Language icon</text:span></text:p>
          </table:table-cell>
          <table:table-cell table:style-name="ce8" office:value-type="string" calcext:value-type="string">
            <text:p>Clicking the language icon should open a list of available language </text:p>
          </table:table-cell>
          <table:table-cell/>
          <table:table-cell table:style-name="Default" table:number-columns-repeated="1015"/>
        </table:table-row>
        <table:table-row table:style-name="ro7">
          <table:table-cell table:style-name="ce3"/>
          <table:table-cell/>
          <table:table-cell table:style-name="ce5"/>
          <table:table-cell office:value-type="string" calcext:value-type="string">
            <text:p>TC_11</text:p>
          </table:table-cell>
          <table:table-cell office:value-type="string" calcext:value-type="string">
            <text:p>To check that <text:s/>Language icon show a list of available language when click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Click on Language icon</text:span></text:p>
            <text:p><text:span text:style-name="T1">8. display list of available language</text:span></text:p>
          </table:table-cell>
          <table:table-cell table:style-name="ce8" office:value-type="string" calcext:value-type="string">
            <text:p>the app should be display list of langauage the user can select from</text:p>
          </table:table-cell>
          <table:table-cell/>
          <table:table-cell table:style-name="Default" table:number-columns-repeated="1015"/>
        </table:table-row>
        <table:table-row table:style-name="ro7">
          <table:table-cell table:style-name="ce3"/>
          <table:table-cell/>
          <table:table-cell table:style-name="ce5"/>
          <table:table-cell office:value-type="string" calcext:value-type="string">
            <text:p>TC_12</text:p>
          </table:table-cell>
          <table:table-cell office:value-type="string" calcext:value-type="string">
            <text:p>To check that selecting Language fro available list changes the language 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Click on Language icon</text:span></text:p>
            <text:p><text:span text:style-name="T1">8. display list of available language</text:span></text:p>
          </table:table-cell>
          <table:table-cell table:style-name="ce8" office:value-type="string" calcext:value-type="string">
            <text:p>the app should be change the <text:s/>selected langauage </text:p>
          </table:table-cell>
          <table:table-cell/>
          <table:table-cell table:style-name="Default" table:number-columns-repeated="1015"/>
        </table:table-row>
        <table:table-row table:style-name="ro3">
          <table:table-cell table:style-name="ce3"/>
          <table:table-cell/>
          <table:table-cell table:style-name="ce5"/>
          <table:table-cell office:value-type="string" calcext:value-type="string">
            <text:p>TC_13</text:p>
          </table:table-cell>
          <table:table-cell office:value-type="string" calcext:value-type="string">
            <text:p>To check that the app should open in default language when first launche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</table:table-cell>
          <table:table-cell table:style-name="ce8" office:value-type="string" calcext:value-type="string">
            <text:p>the app should be open in default language</text:p>
          </table:table-cell>
          <table:table-cell/>
          <table:table-cell table:style-name="Default" table:number-columns-repeated="1015"/>
        </table:table-row>
        <table:table-row table:style-name="ro6">
          <table:table-cell table:number-columns-repeated="3"/>
          <table:table-cell office:value-type="string" calcext:value-type="string">
            <text:p>TC_14</text:p>
          </table:table-cell>
          <table:table-cell office:value-type="string" calcext:value-type="string">
            <text:p>To check that functionality of <text:s/>registration page by entering valid nam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Enter name in field</text:span></text:p>
          </table:table-cell>
          <table:table-cell table:style-name="ce8" office:value-type="string" calcext:value-type="string">
            <text:p>User should enter alphabet only and should not accept special character or numbers in name field 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TC_15</text:p>
          </table:table-cell>
          <table:table-cell office:value-type="string" calcext:value-type="string">
            <text:p>To check that drowpdown icon in location field is working correctly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Enter name in field</text:span></text:p>
            <text:p><text:span text:style-name="T1">8. Click on location field icon</text:span></text:p>
          </table:table-cell>
          <table:table-cell office:value-type="string" calcext:value-type="string">
            <text:p>Drowpdown icon should be working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string" calcext:value-type="string">
            <text:p>TC_16</text:p>
          </table:table-cell>
          <table:table-cell office:value-type="string" calcext:value-type="string">
            <text:p>To check that app can search &amp; display location when user type a place nam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Enter name in field</text:span></text:p>
            <text:p><text:span text:style-name="T1">8. Click on location field icon</text:span></text:p>
            <text:p><text:span text:style-name="T1">9. Click on Search Field</text:span></text:p>
          </table:table-cell>
          <table:table-cell table:style-name="ce8" office:value-type="string" calcext:value-type="string">
            <text:p>The app should be valid location with correct name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string" calcext:value-type="string">
            <text:p>TC_17</text:p>
          </table:table-cell>
          <table:table-cell office:value-type="string" calcext:value-type="string">
            <text:p>To check that referral code field is visisble 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Enter name in field</text:span></text:p>
            <text:p><text:span text:style-name="T1">8. Click on location field icon</text:span></text:p>
            <text:p><text:span text:style-name="T1">9. enter location</text:span></text:p>
            <text:p><text:span text:style-name="T1">10. Click on Referral Code Field</text:span></text:p>
          </table:table-cell>
          <table:table-cell office:value-type="string" calcext:value-type="string">
            <text:p>The Referral Code should be visible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string" calcext:value-type="string">
            <text:p>TC_18</text:p>
          </table:table-cell>
          <table:table-cell office:value-type="string" calcext:value-type="string">
            <text:p>To check that referral code can be entered and applied successfully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Enter name in field</text:span></text:p>
            <text:p><text:span text:style-name="T1">8. Click on location field icon</text:span></text:p>
            <text:p><text:span text:style-name="T1">9. enter location</text:span></text:p>
            <text:p><text:span text:style-name="T1">10. Click on Referral Code Field</text:span></text:p>
            <text:p><text:span text:style-name="T1">11. Enter Valid referral code</text:span></text:p>
          </table:table-cell>
          <table:table-cell office:value-type="string" calcext:value-type="string">
            <text:p>The Refferal code should be accepted.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string" calcext:value-type="string">
            <text:p>TC_19</text:p>
          </table:table-cell>
          <table:table-cell office:value-type="string" calcext:value-type="string">
            <text:p>To check that referral code can be invalid then show error messag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Enter name in field</text:span></text:p>
            <text:p><text:span text:style-name="T1">8. Click on location field icon</text:span></text:p>
            <text:p><text:span text:style-name="T1">9. enter location</text:span></text:p>
            <text:p><text:span text:style-name="T1">10. Click on Referral Code Field</text:span></text:p>
            <text:p><text:span text:style-name="T1">11. Enter Invalid referral code</text:span></text:p>
          </table:table-cell>
          <table:table-cell table:style-name="ce8" office:value-type="string" calcext:value-type="string">
            <text:p>The Refferal code should not accepted and error message should be show.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string" calcext:value-type="string">
            <text:p>TC_20</text:p>
          </table:table-cell>
          <table:table-cell office:value-type="string" calcext:value-type="string">
            <text:p>To check that referral code can be accept only valid alphanumeric character &amp; Correct format (e.g. upper case letter &amp; numbers)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Enter name in field</text:span></text:p>
            <text:p><text:span text:style-name="T1">8. Click on location field icon</text:span></text:p>
            <text:p><text:span text:style-name="T1">9. enter location</text:span></text:p>
            <text:p><text:span text:style-name="T1">10. Click on Referral Code Field</text:span></text:p>
            <text:p><text:span text:style-name="T1">11. Enter referral code</text:span></text:p>
          </table:table-cell>
          <table:table-cell table:style-name="ce8" office:value-type="string" calcext:value-type="string">
            <text:p>the app should be automatically correct the inputs 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string" calcext:value-type="string">
            <text:p>TC_21</text:p>
          </table:table-cell>
          <table:table-cell office:value-type="string" calcext:value-type="string">
            <text:p>To check that <text:s/>user can click on next Button properly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Enter name in field</text:span></text:p>
            <text:p><text:span text:style-name="T1">8. Click on location field icon</text:span></text:p>
            <text:p><text:span text:style-name="T1">9. enter location</text:span></text:p>
            <text:p><text:span text:style-name="T1">10. Click on Referral Code Field</text:span></text:p>
            <text:p><text:span text:style-name="T1">11. Enter referral code</text:span></text:p>
            <text:p><text:span text:style-name="T1">12. click on Next Button</text:span></text:p>
          </table:table-cell>
          <table:table-cell office:value-type="string" calcext:value-type="string">
            <text:p>The Next Button should be working</text:p>
          </table:table-cell>
          <table:table-cell table:number-columns-repeated="1016"/>
        </table:table-row>
        <table:table-row table:style-name="ro12">
          <table:table-cell table:style-name="ce3"/>
          <table:table-cell/>
          <table:table-cell table:style-name="ce5"/>
          <table:table-cell office:value-type="string" calcext:value-type="string">
            <text:p>TC_22</text:p>
          </table:table-cell>
          <table:table-cell office:value-type="string" calcext:value-type="string">
            <text:p>To check that app shows available vehical based on users location &amp; Time.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Enter name in field</text:span></text:p>
            <text:p><text:span text:style-name="T1">8. Click on location field icon</text:span></text:p>
            <text:p><text:span text:style-name="T1">9. enter location</text:span></text:p>
            <text:p><text:span text:style-name="T1">10. Click on Referral Code Field</text:span></text:p>
            <text:p><text:span text:style-name="T1">11. Enter referral code</text:span></text:p>
            <text:p><text:span text:style-name="T1">12. click on Next Button</text:span></text:p>
            <text:p><text:span text:style-name="T1">13. Vehicals display</text:span></text:p>
          </table:table-cell>
          <table:table-cell table:style-name="ce8" office:value-type="string" calcext:value-type="string">
            <text:p>The app should be show available Vehicals based on users location &amp; Time.</text:p>
          </table:table-cell>
          <table:table-cell/>
          <table:table-cell table:style-name="Default" table:number-columns-repeated="1015"/>
        </table:table-row>
        <table:table-row table:style-name="ro13">
          <table:table-cell table:style-name="ce3" table:number-columns-repeated="2"/>
          <table:table-cell table:style-name="ce5"/>
          <table:table-cell office:value-type="string" calcext:value-type="string">
            <text:p>TC_23</text:p>
          </table:table-cell>
          <table:table-cell office:value-type="string" calcext:value-type="string">
            <text:p>To check that User can select a vehical typ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Enter name in field</text:span></text:p>
            <text:p><text:span text:style-name="T1">8. Click on location field icon</text:span></text:p>
            <text:p><text:span text:style-name="T1">9. enter location</text:span></text:p>
            <text:p><text:span text:style-name="T1">10. Click on Referral Code Field</text:span></text:p>
            <text:p><text:span text:style-name="T1">11. Enter referral code</text:span></text:p>
            <text:p><text:span text:style-name="T1">12. click on Next Button</text:span></text:p>
            <text:p><text:span text:style-name="T1">13. Vehicals display</text:span></text:p>
            <text:p><text:span text:style-name="T1">14. Choose Vehicals</text:span></text:p>
          </table:table-cell>
          <table:table-cell table:style-name="ce8" office:value-type="string" calcext:value-type="string">
            <text:p>The app should be allow to select Vehical types</text:p>
          </table:table-cell>
          <table:table-cell/>
          <table:table-cell table:style-name="Default" table:number-columns-repeated="1015"/>
        </table:table-row>
        <table:table-row table:style-name="ro13">
          <table:table-cell table:style-name="ce3" table:number-columns-repeated="2"/>
          <table:table-cell table:style-name="ce5"/>
          <table:table-cell office:value-type="string" calcext:value-type="string">
            <text:p>TC_23</text:p>
          </table:table-cell>
          <table:table-cell office:value-type="string" calcext:value-type="string">
            <text:p>To check that Vehicle details Display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Enter name in field</text:span></text:p>
            <text:p><text:span text:style-name="T1">8. Click on location field icon</text:span></text:p>
            <text:p><text:span text:style-name="T1">9. enter location</text:span></text:p>
            <text:p><text:span text:style-name="T1">10. Click on Referral Code Field</text:span></text:p>
            <text:p><text:span text:style-name="T1">11. Enter referral code</text:span></text:p>
            <text:p><text:span text:style-name="T1">12. click on Next Button</text:span></text:p>
            <text:p><text:span text:style-name="T1">13. Vehicals display</text:span></text:p>
            <text:p><text:span text:style-name="T1">14. Choose Vehicals</text:span></text:p>
          </table:table-cell>
          <table:table-cell office:value-type="string" calcext:value-type="string">
            <text:p>The App should be displayVehicals details.</text:p>
          </table:table-cell>
          <table:table-cell/>
          <table:table-cell table:style-name="Default" table:number-columns-repeated="1015"/>
        </table:table-row>
        <table:table-row table:style-name="ro13">
          <table:table-cell table:style-name="ce3" table:number-columns-repeated="2"/>
          <table:table-cell table:style-name="ce5"/>
          <table:table-cell office:value-type="string" calcext:value-type="string">
            <text:p>TC_24</text:p>
          </table:table-cell>
          <table:table-cell office:value-type="string" calcext:value-type="string">
            <text:p>To check that Vehicles Image is display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Enter Mob. No. In Field</text:span></text:p>
            <text:p><text:span text:style-name="T1">3. Click on Continue Button</text:span></text:p>
            <text:p><text:span text:style-name="T1">4 .Click on OTP Field</text:span></text:p>
            <text:p><text:span text:style-name="T1">5.enter otp</text:span></text:p>
            <text:p><text:span text:style-name="T1">6. Open Registration page</text:span></text:p>
            <text:p><text:span text:style-name="T1">7. Enter name in field</text:span></text:p>
            <text:p><text:span text:style-name="T1">8. Click on location field icon</text:span></text:p>
            <text:p><text:span text:style-name="T1">9. enter location</text:span></text:p>
            <text:p><text:span text:style-name="T1">10. Click on Referral Code Field</text:span></text:p>
            <text:p><text:span text:style-name="T1">11. Enter referral code</text:span></text:p>
            <text:p><text:span text:style-name="T1">12. click on Next Button</text:span></text:p>
            <text:p><text:span text:style-name="T1">13. Vehicals display</text:span></text:p>
            <text:p><text:span text:style-name="T1">14. Choose Vehicals</text:span></text:p>
          </table:table-cell>
          <table:table-cell office:value-type="string" calcext:value-type="string">
            <text:p>The App should be displayVehicals Images</text:p>
          </table:table-cell>
          <table:table-cell/>
          <table:table-cell table:style-name="Default" table:number-columns-repeated="1015"/>
        </table:table-row>
        <table:table-row table:style-name="ro4">
          <table:table-cell table:style-name="ce3" table:number-columns-repeated="2"/>
          <table:table-cell table:style-name="ce5"/>
          <table:table-cell office:value-type="string" calcext:value-type="string">
            <text:p>TC_25</text:p>
          </table:table-cell>
          <table:table-cell office:value-type="string" calcext:value-type="string">
            <text:p>To check that dashboard is visible after login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Log in using valid inputs</text:span></text:p>
            <text:p><text:span text:style-name="T1">3.Dashboard display</text:span></text:p>
          </table:table-cell>
          <table:table-cell office:value-type="string" calcext:value-type="string">
            <text:p>dashboard should be <text:s/>visible after login</text:p>
          </table:table-cell>
          <table:table-cell/>
          <table:table-cell table:style-name="Default" table:number-columns-repeated="1015"/>
        </table:table-row>
        <table:table-row table:style-name="ro4">
          <table:table-cell table:style-name="ce3" table:number-columns-repeated="2"/>
          <table:table-cell table:style-name="ce5"/>
          <table:table-cell office:value-type="string" calcext:value-type="string">
            <text:p>TC_26</text:p>
          </table:table-cell>
          <table:table-cell office:value-type="string" calcext:value-type="string">
            <text:p>To check that dashboard display the currect rid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Log in using valid inputs</text:span></text:p>
            <text:p><text:span text:style-name="T1">3.Dashboard display</text:span></text:p>
          </table:table-cell>
          <table:table-cell table:style-name="ce8" office:value-type="string" calcext:value-type="string">
            <text:p>dashboard should be display the currect ride details</text:p>
          </table:table-cell>
          <table:table-cell/>
          <table:table-cell table:style-name="Default" table:number-columns-repeated="1015"/>
        </table:table-row>
        <table:table-row table:style-name="ro4">
          <table:table-cell table:style-name="ce3" table:number-columns-repeated="2"/>
          <table:table-cell table:style-name="ce5"/>
          <table:table-cell office:value-type="string" calcext:value-type="string">
            <text:p>TC_27</text:p>
          </table:table-cell>
          <table:table-cell office:value-type="string" calcext:value-type="string">
            <text:p><text:span text:style-name="T1">To check that upcoming rides are display in </text:span>dashboard 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Log in using valid inputs</text:span></text:p>
            <text:p><text:span text:style-name="T1">3.Dashboard display</text:span></text:p>
          </table:table-cell>
          <table:table-cell table:style-name="ce8" office:value-type="string" calcext:value-type="string">
            <text:p>dashboard should be display the details of upcoming rides </text:p>
          </table:table-cell>
          <table:table-cell/>
          <table:table-cell table:style-name="Default" table:number-columns-repeated="1015"/>
        </table:table-row>
        <table:table-row table:style-name="ro2">
          <table:table-cell table:style-name="ce4"/>
          <table:table-cell table:style-name="ce6" table:number-columns-repeated="2"/>
          <table:table-cell office:value-type="string" calcext:value-type="string">
            <text:p>TC_28</text:p>
          </table:table-cell>
          <table:table-cell table:style-name="ce9" office:value-type="string" calcext:value-type="string">
            <text:p>To check that past ride history is accessibl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Log in using valid inputs</text:span></text:p>
            <text:p><text:span text:style-name="T1">3.Dashboard display</text:span></text:p>
            <text:p><text:span text:style-name="T1">4. ride history show</text:span></text:p>
          </table:table-cell>
          <table:table-cell table:style-name="ce10" office:value-type="string" calcext:value-type="string">
            <text:p>The dashboard should be show a list of previous rides with details</text:p>
          </table:table-cell>
          <table:table-cell/>
          <table:table-cell table:style-name="Default" table:number-columns-repeated="1015"/>
        </table:table-row>
        <table:table-row table:style-name="ro2">
          <table:table-cell table:style-name="ce5" table:number-columns-repeated="3"/>
          <table:table-cell office:value-type="string" calcext:value-type="string">
            <text:p>TC_29</text:p>
          </table:table-cell>
          <table:table-cell table:style-name="ce7" office:value-type="string" calcext:value-type="string">
            <text:p>To check that map is visibl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Log in using valid inputs</text:span></text:p>
            <text:p><text:span text:style-name="T1">3.Dashboard display</text:span></text:p>
            <text:p/>
          </table:table-cell>
          <table:table-cell office:value-type="string" calcext:value-type="string">
            <text:p>map should be <text:s/>visible in dashboard</text:p>
          </table:table-cell>
          <table:table-cell/>
          <table:table-cell table:style-name="Default" table:number-columns-repeated="1015"/>
        </table:table-row>
        <table:table-row table:style-name="ro5">
          <table:table-cell table:style-name="ce5" table:number-columns-repeated="3"/>
          <table:table-cell office:value-type="string" calcext:value-type="string">
            <text:p>TC_30</text:p>
          </table:table-cell>
          <table:table-cell office:value-type="string" calcext:value-type="string">
            <text:p>To check that current location display on map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<text:span text:style-name="T1">1. Open Login Page</text:span></text:p>
            <text:p><text:span text:style-name="T1">2. Log in using valid inputs</text:span></text:p>
            <text:p><text:span text:style-name="T1">3.Dashboard display</text:span></text:p>
            <text:p><text:span text:style-name="T1">4.Map show</text:span></text:p>
            <text:p/>
          </table:table-cell>
          <table:table-cell table:style-name="ce8" office:value-type="string" calcext:value-type="string">
            <text:p>The map should be show the current location with high accuracy</text:p>
          </table:table-cell>
          <table:table-cell/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5:07:39.467615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30T10:17:23.377163221</meta:creation-date>
    <dc:date>2025-03-25T15:08:23.180113835</dc:date>
    <meta:editing-duration>PT6H32M10S</meta:editing-duration>
    <meta:editing-cycles>69</meta:editing-cycles>
    <meta:generator>LibreOffice/6.4.7.2$Linux_X86_64 LibreOffice_project/40$Build-2</meta:generator>
    <meta:document-statistic meta:table-count="1" meta:cell-count="168" meta:object-count="0"/>
  </office:meta>
</office:document-meta>
</file>